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Liberation Sans', Roboto, Noto, sans-serif"/>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0069in" fo:margin-top="0in" fo:margin-bottom="0in" table:align="left" style:writing-mode="lr-tb"/>
    </style:style>
    <style:style style:name="Table1.A" style:family="table-column">
      <style:table-column-properties style:column-width="3.4625in"/>
    </style:style>
    <style:style style:name="Table1.1" style:family="table-row">
      <style:table-row-properties style:keep-together="true" fo:keep-together="auto"/>
    </style:style>
    <style:style style:name="Table1.A1" style:family="table-cell">
      <style:table-cell-properties fo:padding-left="0.0069in" fo:padding-right="0.0069in" fo:padding-top="0in" fo:padding-bottom="0in" fo:border-left="0.0007in solid #000001" fo:border-right="none" fo:border-top="0.0007in solid #000001" fo:border-bottom="0.0007in solid #000001"/>
    </style:style>
    <style:style style:name="Table1.B1" style:family="table-cell">
      <style:table-cell-properties fo:padding-left="0.0069in" fo:padding-right="0.0069in" fo:padding-top="0in" fo:padding-bottom="0in" fo:border="0.0007in solid #000001"/>
    </style:style>
    <style:style style:name="Table1.A2" style:family="table-cell">
      <style:table-cell-properties fo:padding-left="0.0069in" fo:padding-right="0.0069in" fo:padding-top="0in" fo:padding-bottom="0in" fo:border-left="0.0007in solid #000001" fo:border-right="none" fo:border-top="none" fo:border-bottom="0.0007in solid #000001"/>
    </style:style>
    <style:style style:name="Table1.B2" style:family="table-cell">
      <style:table-cell-properties fo:padding-left="0.0069in" fo:padding-right="0.0069in" fo:padding-top="0in" fo:padding-bottom="0in" fo:border-left="0.0007in solid #000001" fo:border-right="0.0007in solid #000001" fo:border-top="none" fo:border-bottom="0.0007in solid #000001"/>
    </style:style>
    <style:style style:name="P1" style:family="paragraph" style:parent-style-name="Standard">
      <style:text-properties fo:color="#99ffff"/>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style:font-name-complex="Mangal"/>
    </style:style>
    <style:style style:name="P7" style:family="paragraph" style:parent-style-name="Standard">
      <style:paragraph-properties fo:margin-left="0in" fo:margin-right="0in" fo:text-align="start" style:justify-single-word="false" fo:orphans="2" fo:widows="2" fo:text-indent="0in" style:auto-text-indent="false"/>
    </style:style>
    <style:style style:name="P8" style:family="paragraph" style:parent-style-name="List_20_Paragraph">
      <style:paragraph-properties fo:margin-left="0in" fo:margin-right="0in" fo:margin-top="0in" fo:margin-bottom="0in" fo:line-height="100%" fo:text-align="justify" style:justify-single-word="false" fo:orphans="0" fo:widows="0" fo:hyphenation-ladder-count="no-limit" fo:text-indent="0in" style:auto-text-indent="false"/>
      <style:text-properties style:font-name="Cambria" style:font-weight-complex="bold" fo:hyphenate="false" fo:hyphenation-remain-char-count="2" fo:hyphenation-push-char-count="2"/>
    </style:style>
    <style:style style:name="P9" style:family="paragraph" style:parent-style-name="List_20_Paragraph">
      <style:paragraph-properties fo:margin-left="0in" fo:margin-right="0in" fo:margin-top="0in" fo:margin-bottom="0in" fo:line-height="100%" fo:text-align="justify" style:justify-single-word="false" fo:orphans="0" fo:widows="0" fo:hyphenation-ladder-count="no-limit" fo:text-indent="0in" style:auto-text-indent="false"/>
      <style:text-properties style:font-name="Cambria" style:font-name-complex="Mangal" style:font-weight-complex="bold" fo:hyphenate="false" fo:hyphenation-remain-char-count="2" fo:hyphenation-push-char-count="2"/>
    </style:style>
    <style:style style:name="P10" style:family="paragraph" style:parent-style-name="List_20_Paragraph">
      <style:paragraph-properties fo:margin-left="0in" fo:margin-right="0in" fo:margin-top="0in" fo:margin-bottom="0in" fo:line-height="100%" fo:text-align="justify" style:justify-single-word="false" fo:orphans="0" fo:widows="0" fo:hyphenation-ladder-count="no-limit" fo:text-indent="0in" style:auto-text-indent="false"/>
      <style:text-properties style:font-name="Cambria" fo:hyphenate="false" fo:hyphenation-remain-char-count="2" fo:hyphenation-push-char-count="2"/>
    </style:style>
    <style:style style:name="P11" style:family="paragraph" style:parent-style-name="Table_20_Contents">
      <style:text-properties style:font-name-complex="Mangal"/>
    </style:style>
    <style:style style:name="P12" style:family="paragraph" style:parent-style-name="Standard" style:master-page-name="Standard">
      <style:paragraph-properties style:page-number="auto"/>
    </style:style>
    <style:style style:name="P13" style:family="paragraph" style:parent-style-name="Standard">
      <style:text-properties style:font-name-complex="Mangal"/>
    </style:style>
    <style:style style:name="T1" style:family="text">
      <style:text-properties fo:font-weight="bold" style:font-weight-asian="bold" style:font-weight-complex="bold"/>
    </style:style>
    <style:style style:name="T2" style:family="text">
      <style:text-properties fo:font-weight="bold" style:font-weight-asian="bold" style:font-name-complex="Mangal" style:font-weight-complex="bold"/>
    </style:style>
    <style:style style:name="T3" style:family="text">
      <style:text-properties style:font-name-complex="Mang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style:font-size-asian="14pt" style:font-weight-asian="bold" style:font-name-complex="Mangal" style:font-size-complex="14pt" style:font-weight-complex="bold"/>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name-complex="Mangal" style:font-weight-complex="bold"/>
    </style:style>
    <style:style style:name="T9" style:family="text">
      <style:text-properties fo:font-variant="normal" fo:text-transform="none" fo:color="#212529" style:font-name="Helvetica Neue" fo:font-size="12.75pt" fo:letter-spacing="normal" fo:font-style="normal" fo:font-weight="normal"/>
    </style:style>
    <style:style style:name="T10" style:family="text">
      <style:text-properties style:text-underline-style="none" fo:font-weight="bold" style:font-weight-asian="bold" style:font-name-complex="Mang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text:s text:c="97"/>Niharika Pokkalla</text:p>
      <text:p text:style-name="Standard"><text:s text:c="97"/>Email <text:s/>ID : <text:a xlink:type="simple" xlink:href="mailto:pniharika97@gmail.com" text:style-name="Internet_20_link" text:visited-style-name="Visited_20_Internet_20_Link"><text:span text:style-name="Internet_20_link">pniharika97@gmail</text:span></text:a><text:a xlink:type="simple" xlink:href="mailto:pniharika97@gmail.com" text:style-name="Internet_20_link" text:visited-style-name="Visited_20_Internet_20_Link"><text:span text:style-name="Internet_20_link"><text:span text:style-name="T3">.</text:span></text:span></text:a><text:a xlink:type="simple" xlink:href="mailto:pniharika97@gmail.com" text:style-name="Internet_20_link" text:visited-style-name="Visited_20_Internet_20_Link"><text:span text:style-name="Internet_20_link">com</text:span></text:a></text:p>
      <text:p text:style-name="Standard"><text:span text:style-name="T3"><text:s text:c="69"/></text:span><text:s text:c="28"/>Mobile <text:s text:c="4"/><text:span text:style-name="T3">: +</text:span>919441203914</text:p>
      <text:p text:style-name="P1"/>
      <text:p text:style-name="Standard"/>
      <text:p text:style-name="Standard"/>
      <text:p text:style-name="Standard"><text:span text:style-name="T4">Work Experience </text:span><text:span text:style-name="T5">: </text:span><text:span text:style-name="T4">2.5 years</text:span></text:p>
      <text:p text:style-name="P5"/>
      <text:p text:style-name="Standard"><text:span text:style-name="T1">Wipro Technologies, <text:s text:c="61"/>Devops Engineer,</text:span><text:span text:style-name="T2">(</text:span><text:span text:style-name="T1">11</text:span><text:span text:style-name="T2">/</text:span><text:span text:style-name="T1">2018 </text:span><text:span text:style-name="T2">– </text:span><text:span text:style-name="T1">till date</text:span><text:span text:style-name="T2">)</text:span></text:p>
      <text:p text:style-name="P2"/>
      <text:p text:style-name="P7"><text:span text:style-name="T9">Skilled DevOps Engineer with hands-on experience supporting, automating, and optimizing mission critical deployments in AWS, leveraging configuration management, CI/CD, and DevOps processes</text:span> </text:p>
      <text:p text:style-name="Standard"/>
      <text:p text:style-name="Standard"><text:span text:style-name="T1">Summary of Skills</text:span><text:span text:style-name="T2">:</text:span></text:p>
      <text:p text:style-name="P2"/>
      <text:p text:style-name="P2"/>
      <table:table table:name="Table1" table:style-name="Table1">
        <table:table-column table:style-name="Table1.A" table:number-columns-repeated="2"/>
        <table:table-row table:style-name="Table1.1">
          <table:table-cell table:style-name="Table1.A1" office:value-type="string">
            <text:p text:style-name="P8">Configuration Management (CS &amp; CD) Tools</text:p>
          </table:table-cell>
          <table:table-cell table:style-name="Table1.B1" office:value-type="string">
            <text:p text:style-name="Table_20_Contents">CHEF,ANSIBLE</text:p>
            <text:p text:style-name="Table_20_Contents"/>
          </table:table-cell>
        </table:table-row>
        <table:table-row table:style-name="Table1.1">
          <table:table-cell table:style-name="Table1.A2" office:value-type="string">
            <text:p text:style-name="P9">Version control system (VCS) Tools</text:p>
          </table:table-cell>
          <table:table-cell table:style-name="Table1.B2" office:value-type="string">
            <text:p text:style-name="P11">GIT</text:p>
            <text:p text:style-name="Table_20_Contents"/>
          </table:table-cell>
        </table:table-row>
        <table:table-row table:style-name="Table1.1">
          <table:table-cell table:style-name="Table1.A2" office:value-type="string">
            <text:p text:style-name="P8">Continous Integration(CI) Tools<text:tab/><text:tab/><text:tab/>:</text:p>
          </table:table-cell>
          <table:table-cell table:style-name="Table1.B2" office:value-type="string">
            <text:p text:style-name="Table_20_Contents">JENKINS</text:p>
            <text:p text:style-name="Table_20_Contents"/>
          </table:table-cell>
        </table:table-row>
        <table:table-row table:style-name="Table1.1">
          <table:table-cell table:style-name="Table1.A2" office:value-type="string">
            <text:p text:style-name="P10">Containerization Tool<text:tab/><text:tab/><text:tab/><text:tab/>:</text:p>
          </table:table-cell>
          <table:table-cell table:style-name="Table1.B2" office:value-type="string">
            <text:p text:style-name="Table_20_Contents">Docker</text:p>
          </table:table-cell>
        </table:table-row>
        <table:table-row table:style-name="Table1.1">
          <table:table-cell table:style-name="Table1.A2" office:value-type="string">
            <text:p text:style-name="Table_20_Contents">Software Engineering Methodologies<text:span text:style-name="T3">/</text:span>Tools<text:span text:style-name="T3">/</text:span>Technologies</text:p>
          </table:table-cell>
          <table:table-cell table:style-name="Table1.B2" office:value-type="string">
            <text:p text:style-name="Table_20_Contents">BMC Remedy,Venafi,Putty,Smartty</text:p>
          </table:table-cell>
        </table:table-row>
        <table:table-row table:style-name="Table1.1">
          <table:table-cell table:style-name="Table1.A2" office:value-type="string">
            <text:p text:style-name="Table_20_Contents">Build Tools</text:p>
            <text:p text:style-name="Table_20_Contents"/>
          </table:table-cell>
          <table:table-cell table:style-name="Table1.B2" office:value-type="string">
            <text:p text:style-name="Table_20_Contents">MAVEN</text:p>
          </table:table-cell>
        </table:table-row>
        <table:table-row table:style-name="Table1.1">
          <table:table-cell table:style-name="Table1.A2" office:value-type="string">
            <text:p text:style-name="Table_20_Contents">Bug Tracking Tools</text:p>
            <text:p text:style-name="Table_20_Contents"/>
          </table:table-cell>
          <table:table-cell table:style-name="Table1.B2" office:value-type="string">
            <text:p text:style-name="Table_20_Contents">JIRA</text:p>
          </table:table-cell>
        </table:table-row>
        <table:table-row table:style-name="Table1.1">
          <table:table-cell table:style-name="Table1.A2" office:value-type="string">
            <text:p text:style-name="Table_20_Contents">Scripting Language</text:p>
            <text:p text:style-name="Table_20_Contents"/>
          </table:table-cell>
          <table:table-cell table:style-name="Table1.B2" office:value-type="string">
            <text:p text:style-name="Table_20_Contents">SHELL SCRIPTING</text:p>
          </table:table-cell>
        </table:table-row>
        <table:table-row table:style-name="Table1.1">
          <table:table-cell table:style-name="Table1.A2" office:value-type="string">
            <text:p text:style-name="Table_20_Contents">Operating Systems</text:p>
          </table:table-cell>
          <table:table-cell table:style-name="Table1.B2" office:value-type="string">
            <text:p text:style-name="Table_20_Contents">WINDOWS,LINUX</text:p>
            <text:p text:style-name="Table_20_Contents"/>
          </table:table-cell>
        </table:table-row>
        <table:table-row table:style-name="Table1.1">
          <table:table-cell table:style-name="Table1.A2" office:value-type="string">
            <text:p text:style-name="Table_20_Contents">Monitoring Tools </text:p>
            <text:p text:style-name="Table_20_Contents"/>
          </table:table-cell>
          <table:table-cell table:style-name="Table1.B2" office:value-type="string">
            <text:p text:style-name="Table_20_Contents">PROMETHEUS,GRAFFANA,SPLUNK</text:p>
          </table:table-cell>
        </table:table-row>
      </table:table>
      <text:p text:style-name="P2"/>
      <text:p text:style-name="P2"/>
      <text:p text:style-name="Standard"><text:span text:style-name="T7">Projects Handled</text:span><text:span text:style-name="T8">:</text:span></text:p>
      <text:p text:style-name="P3"/>
      <text:p text:style-name="Standard"><text:span text:style-name="T1">Project1# </text:span><text:span text:style-name="T2">(BPM-NIR Microservices)</text:span></text:p>
      <text:p text:style-name="Standard"><text:span text:style-name="T2"/></text:p>
      <text:p text:style-name="Standard">Client <text:span text:style-name="T3">– </text:span>Allied Irish Bank<text:span text:style-name="T3">.</text:span></text:p>
      <text:p text:style-name="Standard">Role <text:span text:style-name="T3">– Devops Engineer</text:span></text:p>
      <text:p text:style-name="P6"/>
      <text:p text:style-name="P6"/>
      <text:p text:style-name="P6"><text:soft-page-break/></text:p>
      <text:p text:style-name="P6"/>
      <text:p text:style-name="Standard">Description <text:span text:style-name="T3">:</text:span></text:p>
      <text:p text:style-name="Standard"/>
      <text:p text:style-name="Standard">Negative Interest Rates(NIR) are to be applied to customer accounts. The process today relies on technologies including spreadsheets and manual processing of the process steps compiling list of customers, identifying accounts, validation of relationship managers and applying the rates. </text:p>
      <text:p text:style-name="Standard"/>
      <text:p text:style-name="Standard">Responsibilities <text:span text:style-name="T3">:</text:span></text:p>
      <text:p text:style-name="Standard"><text:span text:style-name="T3"/></text:p>
      <text:p text:style-name="Standard"><text:span text:style-name="T3"> Working on</text:span> <text:s/>a project with dev team <text:s/>which runs in Agile fashion delivering services in short</text:p>
      <text:p text:style-name="Standard">period<text:span text:style-name="T3">.</text:span></text:p>
      <text:p text:style-name="Standard"><text:span text:style-name="T3"> </text:span>Implementing Eco system with Netflix Eureka, Zuul, Admin Server and Config servers<text:span text:style-name="T3">.</text:span></text:p>
      <text:p text:style-name="P6"> Setup git for the developers to maintain their code.</text:p>
      <text:p text:style-name="Standard"><text:span text:style-name="T3"> </text:span>Deployment of microservices using Chef and running Jobs in Jenkins from Source code in GIT Stash<text:span text:style-name="T3">.</text:span></text:p>
      <text:p text:style-name="P6"> Configuring VM's to deploy services in it with necessary requirements and basic jobs.</text:p>
      <text:p text:style-name="Standard"><text:span text:style-name="T3"> </text:span>Deployed Applications and tested using continuous integration<text:span text:style-name="T3">.</text:span></text:p>
      <text:p text:style-name="Standard"><text:span text:style-name="T3"> </text:span>Secure exposition of the business process to the external environment with adherence to SOA</text:p>
      <text:p text:style-name="Standard">architectural principles<text:span text:style-name="T3">.</text:span></text:p>
      <text:p text:style-name="Standard"><text:span text:style-name="T3"> Maintaining release calendar and preparing release docs for deployment.</text:span></text:p>
      <text:p text:style-name="Standard"><text:span text:style-name="T3"> Creating change requests using BMC remedy for deploying services in each environment according to calendar.</text:span></text:p>
      <text:p text:style-name="Standard"/>
      <text:p text:style-name="Standard"><text:span text:style-name="T1">Project 2#</text:span><text:span text:style-name="T2">: <text:s/>Apigee (API Gateway)</text:span></text:p>
      <text:p text:style-name="Standard"/>
      <text:p text:style-name="Standard">Client <text:span text:style-name="T3">– </text:span>Allied Irish Bank</text:p>
      <text:p text:style-name="Standard">Role <text:span text:style-name="T3">: Devops Engineer</text:span></text:p>
      <text:p text:style-name="Standard"><text:span text:style-name="T3"/></text:p>
      <text:p text:style-name="Standard">Description <text:span text:style-name="T3">:</text:span></text:p>
      <text:p text:style-name="Standard">This project is used to provide access to bank's internal API's to Third Party Providers(TPP) through Apigee<text:span text:style-name="T3">.</text:span></text:p>
      <text:p text:style-name="Standard"><text:span text:style-name="T3"/></text:p>
      <text:p text:style-name="Standard">Responsibilities <text:span text:style-name="T3">:</text:span></text:p>
      <text:p text:style-name="P6"/>
      <text:p text:style-name="P6">Deployment of microservices using Chef and Ansible by running Jobs in Jenkins from Source code in GIT Stash at various environments.</text:p>
      <text:p text:style-name="P6"> Setting up Graffana and prometheus for montoring deployed services.</text:p>
      <text:p text:style-name="Standard"><text:span text:style-name="T3"> </text:span>Maintaining certs of both application and VM's using venafi tool and renewing them before they expires.</text:p>
      <text:p text:style-name="P6"> Configuring jobs to clear space by deleting old log files and delete older version of the services.</text:p>
      <text:p text:style-name="P6"> Coordinating release .to deploy services as per the release calendar.</text:p>
      <text:p text:style-name="Standard"><text:span text:style-name="T3"> Assisting TPP's to register their app in apigee by resolving their queries.</text:span></text:p>
      <text:p text:style-name="P6"> <text:s/>Creating change requests using BMC remedy for deploying services in each environment according to calendar</text:p>
      <text:p text:style-name="P6"> <text:s/>Generating and renewing certs of virtual machines.</text:p>
      <text:p text:style-name="P6"> <text:s/>Monitoring for errors on splunk for any type of application errors.</text:p>
      <text:p text:style-name="P6"/>
      <text:p text:style-name="Standard"/>
      <text:p text:style-name="Standard"/>
      <text:p text:style-name="Standard"><text:soft-page-break/></text:p>
      <text:p text:style-name="Standard"><text:span text:style-name="T1">Project #3</text:span><text:span text:style-name="T2">: </text:span><text:span text:style-name="T10">Devops - </text:span><text:span text:style-name="T1">Training Project</text:span></text:p>
      <text:p text:style-name="Standard"/>
      <text:p text:style-name="Standard">Description <text:span text:style-name="T3">:</text:span></text:p>
      <text:p text:style-name="Standard"/>
      <text:p text:style-name="Standard">This is an internal training project provided by wipro to enhance our skills on various digital technologies.</text:p>
      <text:p text:style-name="Standard"/>
      <text:p text:style-name="Standard">Responsibilities <text:span text:style-name="T3">:</text:span></text:p>
      <text:p text:style-name="Standard"/>
      <text:p text:style-name="Standard"><text:span text:style-name="T3"> </text:span>Developed an ecosystem which includes Eureka,Config and Zuul gateway<text:span text:style-name="T3">.</text:span></text:p>
      <text:p text:style-name="Standard"><text:span text:style-name="T3"> </text:span>Used Docker to deploy each service in different docker container<text:span text:style-name="T3">.</text:span></text:p>
      <text:p text:style-name="P6"> Having hands on experience in AWS for creating instance,virtual private cloud,Databases,Identity access management,application services.</text:p>
      <text:p text:style-name="P6"> Used maven to create different application formats eg: (.jar,.war etc) adding dependecies to the application.</text:p>
      <text:p text:style-name="Standard"><text:span text:style-name="T3"> Deploying applications using tomcat webserver.</text:span></text:p>
      <text:p text:style-name="P6"> Configuring plugins and building jobs in jenkins.</text:p>
      <text:p text:style-name="P6"> Installing different types of tools on both linux and windows machines.</text:p>
      <text:p text:style-name="P6"><text:span text:style-name="T3"/></text:p>
      <text:p text:style-name="Standard"><text:span text:style-name="T3"><text:s text:c="5"/></text:span></text:p>
      <text:p text:style-name="Standard"/>
      <text:p text:style-name="Standard"><text:span text:style-name="T6">Education Details </text:span><text:span text:style-name="T8">:</text:span></text:p>
      <text:p text:style-name="P3"/>
      <text:p text:style-name="Standard"><text:span text:style-name="T3"> (</text:span>2014<text:span text:style-name="T3">-</text:span>2018<text:span text:style-name="T3">)-</text:span>Bachelor of Engineering Electronics and Communication Engineering, Sree Vidyanikethan Enginnering College, Tirupati, AP<text:span text:style-name="T3">. </text:span>Passed in First class with distinction 8<text:span text:style-name="T3">.</text:span>04<text:span text:style-name="T3"> </text:span>CGPA<text:span text:style-name="T3">.</text:span></text:p>
      <text:p text:style-name="Standard"><text:span text:style-name="T3"> (</text:span>2012<text:span text:style-name="T3">-</text:span>2014<text:span text:style-name="T3">)-</text:span>HSC, NRI Academy,Tirupati,AP. <text:span text:style-name="T3">– </text:span>94<text:span text:style-name="T3">%</text:span></text:p>
      <text:p text:style-name="Standard"><text:span text:style-name="T3"> (</text:span>2011<text:span text:style-name="T3">-</text:span>2012<text:span text:style-name="T3">)-</text:span>SSC, Vignana Deepthi School, AP. <text:span text:style-name="T3">– </text:span>9.5 CGPA</text:p>
      <text:p text:style-name="Standard"/>
      <text:p text:style-name="P4">Achievements:</text:p>
      <text:p text:style-name="P4"/>
      <text:p text:style-name="Standard">Got excellence award for Outstanding Contribution in Wipro</text:p>
      <text:p text:style-name="P4"/>
      <text:p text:style-name="P4"/>
      <text:p text:style-name="P4">Declaration</text:p>
      <text:p text:style-name="P4"/>
      <text:p text:style-name="Standard">I hereby declare that all the details provided above are true to the best of my knowledge<text:span text:style-name="T3">.</text:span></text:p>
      <text:p text:style-name="Standard"/>
      <text:p text:style-name="Standard"/>
      <text:p text:style-name="Standard"><text:s text:c="130"/>Thanks &amp; Regards,</text:p>
      <text:p text:style-name="Standard"><text:s text:c="130"/>Niharika Pokk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Liberation Sans', Roboto, Noto, sans-serif"/>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omplex="Times New Roman1" style:language-complex="en" style:country-complex="U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nresolved_20_Mention" style:display-name="Unresolved Mention" style:family="text" style:parent-style-name="Default_20_Paragraph_20_Font">
      <style:text-properties fo:color="#605e5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i</meta:initial-creator>
    <meta:editing-cycles>8</meta:editing-cycles>
    <meta:creation-date>2021-01-16T07:53:00</meta:creation-date>
    <dc:date>2021-03-09T15:31:44.83</dc:date>
    <meta:editing-duration>PT4H2M39S</meta:editing-duration>
    <meta:generator>OpenOffice/4.1.7$Win32 OpenOffice.org_project/417m1$Build-9800</meta:generator>
    <meta:document-statistic meta:table-count="1" meta:image-count="0" meta:object-count="0" meta:page-count="3" meta:paragraph-count="82" meta:word-count="609" meta:character-count="48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